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1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 style:data-style-name="N11"/>
    <style:style style:name="ce12" style:family="table-cell" style:parent-style-name="Default" style:data-style-name="N109">
      <style:table-cell-properties fo:background-color="#ffff6d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"/>
    <style:style style:name="ce16" style:family="table-cell" style:parent-style-name="Default" style:data-style-name="N109">
      <style:table-cell-properties fo:background-color="#d4ea6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tock targe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uts</text:p>
          </table:table-cell>
          <table:table-cell/>
          <table:table-cell office:value-type="string" calcext:value-type="string">
            <text:p>Profile</text:p>
          </table:table-cell>
          <table:table-cell table:number-columns-repeated="6"/>
          <table:table-cell office:value-type="string" calcext:value-type="string">
            <text:p>Rate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" calcext:value-type="float">
            <text:p>0,00</text:p>
          </table:table-cell>
          <table:table-cell/>
          <table:table-cell office:value-type="string" calcext:value-type="string">
            <text:p>M0</text:p>
          </table:table-cell>
          <table:table-cell table:style-name="ce14" office:value-type="percentage" office:value="0.013" calcext:value-type="percentage">
            <text:p>1,3000 %</text:p>
          </table:table-cell>
          <table:table-cell table:style-name="ce14" office:value-type="percentage" office:value="0.014" calcext:value-type="percentage">
            <text:p>1,4000 %</text:p>
          </table:table-cell>
          <table:table-cell table:style-name="ce14" office:value-type="percentage" office:value="0.016" calcext:value-type="percentage">
            <text:p>1,6000 %</text:p>
          </table:table-cell>
          <table:table-cell table:style-name="ce14" office:value-type="percentage" office:value="0.017" calcext:value-type="percentage">
            <text:p>1,7000 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M1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" calcext:value-type="float">
            <text:p>0,00</text:p>
          </table:table-cell>
          <table:table-cell/>
          <table:table-cell office:value-type="string" calcext:value-type="string">
            <text:p>M1</text:p>
          </table:table-cell>
          <table:table-cell table:style-name="ce14" office:value-type="percentage" office:value="0.0136" calcext:value-type="percentage">
            <text:p>1,3600 %</text:p>
          </table:table-cell>
          <table:table-cell table:style-name="ce14" office:value-type="percentage" office:value="0.0146" calcext:value-type="percentage">
            <text:p>1,4600 %</text:p>
          </table:table-cell>
          <table:table-cell table:style-name="ce14" office:value-type="percentage" office:value="0.0166" calcext:value-type="percentage">
            <text:p>1,6600 %</text:p>
          </table:table-cell>
          <table:table-cell table:style-name="ce14" office:value-type="percentage" office:value="0.0177" calcext:value-type="percentage">
            <text:p>1,7700 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M2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" calcext:value-type="float">
            <text:p>0,00</text:p>
          </table:table-cell>
          <table:table-cell/>
          <table:table-cell office:value-type="string" calcext:value-type="string">
            <text:p>M2</text:p>
          </table:table-cell>
          <table:table-cell table:style-name="ce14" office:value-type="percentage" office:value="0.0143" calcext:value-type="percentage">
            <text:p>1,4300 %</text:p>
          </table:table-cell>
          <table:table-cell table:style-name="ce14" office:value-type="percentage" office:value="0.0153" calcext:value-type="percentage">
            <text:p>1,5300 %</text:p>
          </table:table-cell>
          <table:table-cell table:style-name="ce14" office:value-type="percentage" office:value="0.0173" calcext:value-type="percentage">
            <text:p>1,7300 %</text:p>
          </table:table-cell>
          <table:table-cell table:style-name="ce14" office:value-type="percentage" office:value="0.0184" calcext:value-type="percentage">
            <text:p>1,8400 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string" calcext:value-type="string">
            <text:p>M3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" calcext:value-type="float">
            <text:p>0,00</text:p>
          </table:table-cell>
          <table:table-cell/>
          <table:table-cell office:value-type="string" calcext:value-type="string">
            <text:p>M3</text:p>
          </table:table-cell>
          <table:table-cell table:style-name="ce14" office:value-type="percentage" office:value="0.0147" calcext:value-type="percentage">
            <text:p>1,4700 %</text:p>
          </table:table-cell>
          <table:table-cell table:style-name="ce14" office:value-type="percentage" office:value="0.0157" calcext:value-type="percentage">
            <text:p>1,5700 %</text:p>
          </table:table-cell>
          <table:table-cell table:style-name="ce14" office:value-type="percentage" office:value="0.0178" calcext:value-type="percentage">
            <text:p>1,7800 %</text:p>
          </table:table-cell>
          <table:table-cell table:style-name="ce14" office:value-type="percentage" office:value="0.0189" calcext:value-type="percentage">
            <text:p>1,8900 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M4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" calcext:value-type="float">
            <text:p>0,00</text:p>
          </table:table-cell>
          <table:table-cell/>
          <table:table-cell office:value-type="string" calcext:value-type="string">
            <text:p>M4</text:p>
          </table:table-cell>
          <table:table-cell table:style-name="ce14" office:value-type="percentage" office:value="0.015" calcext:value-type="percentage">
            <text:p>1,5000 %</text:p>
          </table:table-cell>
          <table:table-cell table:style-name="ce14" office:value-type="percentage" office:value="0.016" calcext:value-type="percentage">
            <text:p>1,6000 %</text:p>
          </table:table-cell>
          <table:table-cell table:style-name="ce14" office:value-type="percentage" office:value="0.0182" calcext:value-type="percentage">
            <text:p>1,8200 %</text:p>
          </table:table-cell>
          <table:table-cell table:style-name="ce14" office:value-type="percentage" office:value="0.0192" calcext:value-type="percentage">
            <text:p>1,9200 %</text:p>
          </table:table-cell>
          <table:table-cell table:number-columns-repeated="1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amort</text:p>
          </table:table-cell>
          <table:table-cell table:number-columns-repeated="6"/>
          <table:table-cell office:value-type="string" calcext:value-type="string">
            <text:p>stock var</text:p>
          </table:table-cell>
          <table:table-cell table:number-columns-repeated="6"/>
          <table:table-cell office:value-type="string" calcext:value-type="string">
            <text:p>ftp rate</text:p>
          </table:table-cell>
          <table:table-cell table:number-columns-repeated="5"/>
          <table:table-cell office:value-type="string" calcext:value-type="string">
            <text:p>market rate</text:p>
          </table:table-cell>
          <table:table-cell table:number-columns-repeated="5"/>
          <table:table-cell office:value-type="string" calcext:value-type="string">
            <text:p>ftp rate computation methode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/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table:formula="of:=[.$B4]*[.E4]" office:value-type="float" office:value="1000" calcext:value-type="float">
            <text:p>1000</text:p>
          </table:table-cell>
          <table:table-cell table:formula="of:=[.$B4]*[.F4]" office:value-type="float" office:value="500" calcext:value-type="float">
            <text:p>500</text:p>
          </table:table-cell>
          <table:table-cell table:formula="of:=[.$B4]*[.G4]" office:value-type="float" office:value="200" calcext:value-type="float">
            <text:p>200</text:p>
          </table:table-cell>
          <table:table-cell table:formula="of:=[.$B4]*[.H4]" office:value-type="float" office:value="50" calcext:value-type="float">
            <text:p>50</text:p>
          </table:table-cell>
          <table:table-cell table:formula="of:=[.$B4]*[.I4]" office:value-type="float" office:value="0" calcext:value-type="float">
            <text:p>0</text:p>
          </table:table-cell>
          <table:table-cell/>
          <table:table-cell office:value-type="string" calcext:value-type="string">
            <text:p>M0</text:p>
          </table:table-cell>
          <table:table-cell table:formula="of:=[.B13]" office:value-type="float" office:value="1000" calcext:value-type="float">
            <text:p>1000</text:p>
          </table:table-cell>
          <table:table-cell table:formula="of:=[.C13]" office:value-type="float" office:value="500" calcext:value-type="float">
            <text:p>500</text:p>
          </table:table-cell>
          <table:table-cell table:formula="of:=[.D13]" office:value-type="float" office:value="200" calcext:value-type="float">
            <text:p>200</text:p>
          </table:table-cell>
          <table:table-cell table:formula="of:=[.E13]" office:value-type="float" office:value="50" calcext:value-type="float">
            <text:p>50</text:p>
          </table:table-cell>
          <table:table-cell table:formula="of:=[.F13]" office:value-type="float" office:value="0" calcext:value-type="float">
            <text:p>0</text:p>
          </table:table-cell>
          <table:table-cell/>
          <table:table-cell office:value-type="string" calcext:value-type="string">
            <text:p>M0</text:p>
          </table:table-cell>
          <table:table-cell table:style-name="ce1" table:formula="of:=SUMPRODUCT([.L4:.O4];[.J21:.M21])/SUMPRODUCT([.J21:.M21])" office:value-type="percentage" office:value="0.01395" calcext:value-type="percentage">
            <text:p>1,3950 %</text:p>
          </table:table-cell>
          <table:table-cell table:style-name="ce1" table:formula="of:=SUMPRODUCT([.M4:.P4];[.K21:.N21])/SUMPRODUCT([.K21:.N21])" office:value-type="percentage" office:value="0.0149" calcext:value-type="percentage">
            <text:p>1,4900 %</text:p>
          </table:table-cell>
          <table:table-cell table:style-name="ce1" table:formula="of:=SUMPRODUCT([.N4:.Q4];[.L21:.O21])/SUMPRODUCT([.L21:.O21])" office:value-type="percentage" office:value="0.01625" calcext:value-type="percentage">
            <text:p>1,6250 %</text:p>
          </table:table-cell>
          <table:table-cell table:style-name="ce1" table:formula="of:=SUMPRODUCT([.O4:.R4];[.M21:.P21])/SUMPRODUCT([.M21:.P21])" office:value-type="percentage" office:value="0.0166137307598339" calcext:value-type="percentage">
            <text:p>1,6614 %</text:p>
          </table:table-cell>
          <table:table-cell table:number-columns-repeated="2"/>
          <table:table-cell table:style-name="ce1"/>
          <table:table-cell table:style-name="ce1" table:formula="of:=(([.AB13]*([.C21]+[.D21]+[.E21]+[.F21]))-([.Z13]*[.F21])-([.Y13]*[.E21])-([.X13]*[.D21]))/[.C21]" office:value-type="percentage" office:value="0.013" calcext:value-type="percentage">
            <text:p>1,3000 %</text:p>
          </table:table-cell>
          <table:table-cell table:style-name="ce1" table:formula="of:=(([.AC13]*([.D21]+[.E21]+[.F21]))-([.Z13]*[.F21])-([.Y13]*[.E21]))/[.D21]" office:value-type="percentage" office:value="0.014" calcext:value-type="percentage">
            <text:p>1,4000 %</text:p>
          </table:table-cell>
          <table:table-cell table:style-name="ce1" table:formula="of:=(([.AD13]*([.E21]+[.F21]))-([.Z13]*[.F21]))/[.E21]" office:value-type="percentage" office:value="0.016" calcext:value-type="percentage">
            <text:p>1,6000 %</text:p>
          </table:table-cell>
          <table:table-cell table:style-name="ce16" table:formula="of:=[.AE13]" office:value-type="percentage" office:value="0.017" calcext:value-type="percentage">
            <text:p>1,7000 %</text:p>
          </table:table-cell>
          <table:table-cell table:style-name="ce17" office:value-type="string" calcext:value-type="string">
            <text:p>M0</text:p>
          </table:table-cell>
          <table:table-cell table:style-name="ce1" table:formula="of:=(SUMPRODUCT([.L4:.O4];[.J21:.M21])+SUMPRODUCT([.X12:.Z12];[.D20:.F20]))/(SUMPRODUCT([.D20:.F20])+SUMPRODUCT([.J21:.M21]))" office:value-type="percentage" office:value="0.01395" calcext:value-type="percentage">
            <text:p>1,3950 %</text:p>
          </table:table-cell>
          <table:table-cell table:style-name="ce1" table:formula="of:=(SUMPRODUCT([.M4:.O4];[.K21:.M21])+SUMPRODUCT([.Y12:.Z12];[.E20:.F20]))/(SUMPRODUCT([.E20:.F20])+SUMPRODUCT([.K21:.M21]))" office:value-type="percentage" office:value="0.0149" calcext:value-type="percentage">
            <text:p>1,4900 %</text:p>
          </table:table-cell>
          <table:table-cell table:style-name="ce1" table:formula="of:=(SUMPRODUCT([.N4:.O4];[.L21:.M21])+SUMPRODUCT([.Z12];[.F20]))/(SUMPRODUCT([.F20])+SUMPRODUCT([.L21:.M21]))" office:value-type="percentage" office:value="0.01625" calcext:value-type="percentage">
            <text:p>1,6250 %</text:p>
          </table:table-cell>
          <table:table-cell table:style-name="ce1" table:formula="of:=(SUMPRODUCT([.O4];[.M21])+SUMPRODUCT([.AA12];[.G20]))/(SUMPRODUCT([.G20])+SUMPRODUCT([.M21]))" office:value-type="percentage" office:value="0.017" calcext:value-type="percentage">
            <text:p>1,7000 %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table:formula="of:=[.$B5]*[.E5]" office:value-type="float" office:value="1200" calcext:value-type="float">
            <text:p>1200</text:p>
          </table:table-cell>
          <table:table-cell table:formula="of:=[.$B5]*[.F5]" office:value-type="float" office:value="600" calcext:value-type="float">
            <text:p>600</text:p>
          </table:table-cell>
          <table:table-cell table:formula="of:=[.$B5]*[.G5]" office:value-type="float" office:value="240" calcext:value-type="float">
            <text:p>240</text:p>
          </table:table-cell>
          <table:table-cell table:formula="of:=[.$B5]*[.H5]" office:value-type="float" office:value="60" calcext:value-type="float">
            <text:p>60</text:p>
          </table:table-cell>
          <table:table-cell table:formula="of:=[.$B5]*[.I5]" office:value-type="float" office:value="0" calcext:value-type="float">
            <text:p>0</text:p>
          </table:table-cell>
          <table:table-cell/>
          <table:table-cell office:value-type="string" calcext:value-type="string">
            <text:p>M1</text:p>
          </table:table-cell>
          <table:table-cell table:formula="of:=[.B14]-[.J13]" office:value-type="float" office:value="700" calcext:value-type="float">
            <text:p>700</text:p>
          </table:table-cell>
          <table:table-cell table:formula="of:=[.C14]-[.K13]" office:value-type="float" office:value="400" calcext:value-type="float">
            <text:p>400</text:p>
          </table:table-cell>
          <table:table-cell table:style-name="ce13" table:formula="of:=[.D14]-[.L13]" office:value-type="float" office:value="190" calcext:value-type="float">
            <text:p>190</text:p>
          </table:table-cell>
          <table:table-cell table:formula="of:=[.E14]-[.M13]" office:value-type="float" office:value="60" calcext:value-type="float">
            <text:p>60</text:p>
          </table:table-cell>
          <table:table-cell table:formula="of:=[.F14]" office:value-type="float" office:value="0" calcext:value-type="float">
            <text:p>0</text:p>
          </table:table-cell>
          <table:table-cell/>
          <table:table-cell office:value-type="string" calcext:value-type="string">
            <text:p>M1</text:p>
          </table:table-cell>
          <table:table-cell table:style-name="ce1" table:formula="of:=(SUMPRODUCT([.L5:.O5];[.J22:.M22])+SUMPRODUCT([.M4:.O4];[.K21:.M21]))/(SUMPRODUCT([.K21:.M21])+SUMPRODUCT([.J22:.M22]))" office:value-type="percentage" office:value="0.0148466666666667" calcext:value-type="percentage">
            <text:p>1,4847 %</text:p>
          </table:table-cell>
          <table:table-cell table:style-name="ce1" table:formula="of:=(SUMPRODUCT([.M5:.P5];[.K22:.N22])+SUMPRODUCT([.N4:.P4];[.L21:.N21]))/(SUMPRODUCT([.L21:.N21])+SUMPRODUCT([.K22:.N22]))" office:value-type="percentage" office:value="0.0158933333333333" calcext:value-type="percentage">
            <text:p>1,5893 %</text:p>
          </table:table-cell>
          <table:table-cell table:style-name="ce1" table:formula="of:=(SUMPRODUCT([.N5:.Q5];[.L22:.O22])+SUMPRODUCT([.O4:.Q4];[.M21:.O21]))/(SUMPRODUCT([.M21:.O21])+SUMPRODUCT([.L22:.O22]))" office:value-type="percentage" office:value="0.0169583333333333" calcext:value-type="percentage">
            <text:p>1,6958 %</text:p>
          </table:table-cell>
          <table:table-cell table:style-name="ce1" table:formula="of:=(SUMPRODUCT([.O5:.R5];[.M22:.P22])+SUMPRODUCT([.P4:.R4];[.N21:.P21]))/(SUMPRODUCT([.N21:.P21])+SUMPRODUCT([.M22:.P22]))" office:value-type="percentage" office:value="0.016952083494066" calcext:value-type="percentage">
            <text:p>1,6952 %</text:p>
          </table:table-cell>
          <table:table-cell table:number-columns-repeated="2"/>
          <table:table-cell table:style-name="ce1"/>
          <table:table-cell table:style-name="ce1" table:formula="of:=(([.AB14]*([.C22]+[.D22]+[.E22]+[.F22]))-([.Z14]*[.F22])-([.Y14]*[.E22])-([.X14]*[.D22]))/[.C22]" office:value-type="percentage" office:value="0.0138" calcext:value-type="percentage">
            <text:p>1,3800 %</text:p>
          </table:table-cell>
          <table:table-cell table:style-name="ce1" table:formula="of:=(([.AC14]*([.D22]+[.E22]+[.F22]))-([.Z14]*[.F22])-([.Y14]*[.E22]))/[.D22]" office:value-type="percentage" office:value="0.0151833333333333" calcext:value-type="percentage">
            <text:p>1,5183 %</text:p>
          </table:table-cell>
          <table:table-cell table:style-name="ce1" table:formula="of:=(([.AD14]*([.E22]+[.F22]))-([.Z14]*[.F22]))/[.E22]" office:value-type="percentage" office:value="0.0167111111111111" calcext:value-type="percentage">
            <text:p>1,6711 %</text:p>
          </table:table-cell>
          <table:table-cell table:style-name="ce16" table:formula="of:=[.AE14]" office:value-type="percentage" office:value="0.0177" calcext:value-type="percentage">
            <text:p>1,7700 %</text:p>
          </table:table-cell>
          <table:table-cell table:style-name="ce17" office:value-type="string" calcext:value-type="string">
            <text:p>M1</text:p>
          </table:table-cell>
          <table:table-cell table:style-name="ce1" table:formula="of:=(SUMPRODUCT([.L5:.O5];[.J22:.M22])+SUMPRODUCT([.X13:.Z13];[.D21:.F21]))/(SUMPRODUCT([.D21:.F21])+SUMPRODUCT([.J22:.M22]))" office:value-type="percentage" office:value="0.0148466666666667" calcext:value-type="percentage">
            <text:p>1,4847 %</text:p>
          </table:table-cell>
          <table:table-cell table:style-name="ce1" table:formula="of:=(SUMPRODUCT([.M5:.O5];[.K22:.M22])+SUMPRODUCT([.Y13:.Z13];[.E21:.F21]))/(SUMPRODUCT([.E21:.F21])+SUMPRODUCT([.K22:.M22]))" office:value-type="percentage" office:value="0.0158933333333333" calcext:value-type="percentage">
            <text:p>1,5893 %</text:p>
          </table:table-cell>
          <table:table-cell table:style-name="ce1" table:formula="of:=(SUMPRODUCT([.N5:.O5];[.L22:.M22])+SUMPRODUCT([.Z13];[.F21]))/(SUMPRODUCT([.F21])+SUMPRODUCT([.L22:.M22]))" office:value-type="percentage" office:value="0.0169583333333333" calcext:value-type="percentage">
            <text:p>1,6958 %</text:p>
          </table:table-cell>
          <table:table-cell table:style-name="ce1" table:formula="of:=(SUMPRODUCT([.O5];[.M22])+SUMPRODUCT([.AA13];[.G21]))/(SUMPRODUCT([.G21])+SUMPRODUCT([.M22]))" office:value-type="percentage" office:value="0.0177" calcext:value-type="percentage">
            <text:p>1,7700 %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[.$B6]*[.E6]" office:value-type="float" office:value="1350" calcext:value-type="float">
            <text:p>1350</text:p>
          </table:table-cell>
          <table:table-cell table:formula="of:=[.$B6]*[.F6]" office:value-type="float" office:value="675" calcext:value-type="float">
            <text:p>675</text:p>
          </table:table-cell>
          <table:table-cell table:formula="of:=[.$B6]*[.G6]" office:value-type="float" office:value="270" calcext:value-type="float">
            <text:p>270</text:p>
          </table:table-cell>
          <table:table-cell table:formula="of:=[.$B6]*[.H6]" office:value-type="float" office:value="67.5" calcext:value-type="float">
            <text:p>67,5</text:p>
          </table:table-cell>
          <table:table-cell table:formula="of:=[.$B6]*[.I6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 table:formula="of:=[.B15]-[.J14]-[.K13]" office:value-type="float" office:value="750" calcext:value-type="float">
            <text:p>750</text:p>
          </table:table-cell>
          <table:table-cell table:formula="of:=[.C15]-[.K14]-[.L13]" office:value-type="float" office:value="435" calcext:value-type="float">
            <text:p>435</text:p>
          </table:table-cell>
          <table:table-cell table:formula="of:=[.D15]-[.L14]-[.M13]" office:value-type="float" office:value="210" calcext:value-type="float">
            <text:p>210</text:p>
          </table:table-cell>
          <table:table-cell table:formula="of:=[.E15]-[.M14]" office:value-type="float" office:value="67.5" calcext:value-type="float">
            <text:p>67,5</text:p>
          </table:table-cell>
          <table:table-cell table:formula="of:=[.F15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 table:style-name="ce1" table:formula="of:=(SUMPRODUCT([.L6:.O6];[.J23:.M23])+SUMPRODUCT([.M5:.O5];[.K22:.M22])+SUMPRODUCT([.N4:.O4];[.L21:.M21]))/(SUMPRODUCT([.K22:.M22])+SUMPRODUCT([.J23:.M23])+SUMPRODUCT([.L21:.M21]))" office:value-type="percentage" office:value="0.0156964814814815" calcext:value-type="percentage">
            <text:p>1,5696 %</text:p>
          </table:table-cell>
          <table:table-cell table:style-name="ce1" table:formula="of:=(SUMPRODUCT([.M6:.P6];[.K23:.N23])+SUMPRODUCT([.N5:.P5];[.L22:.N22])+SUMPRODUCT([.O4:.P4];[.M21:.N21]))/(SUMPRODUCT([.L22:.N22])+SUMPRODUCT([.K23:.N23])+SUMPRODUCT([.M21:.N21]))" office:value-type="percentage" office:value="0.0166218518518519" calcext:value-type="percentage">
            <text:p>1,6622 %</text:p>
          </table:table-cell>
          <table:table-cell table:style-name="ce1" table:formula="of:=(SUMPRODUCT([.N6:.Q6];[.L23:.O23])+SUMPRODUCT([.O5:.Q5];[.M22:.O22])+SUMPRODUCT([.P4:.Q4];[.N21:.O21]))/(SUMPRODUCT([.M22:.O22])+SUMPRODUCT([.L23:.O23])+SUMPRODUCT([.N21:.O21]))" office:value-type="percentage" office:value="0.0176638888888889" calcext:value-type="percentage">
            <text:p>1,7664 %</text:p>
          </table:table-cell>
          <table:table-cell table:style-name="ce1" table:formula="of:=(SUMPRODUCT([.O6:.R6];[.M23:.P23])+SUMPRODUCT([.P5:.R5];[.N22:.P22])+SUMPRODUCT([.Q4:.R4];[.O21:.P21]))/(SUMPRODUCT([.N22:.P22])+SUMPRODUCT([.M23:.P23])+SUMPRODUCT([.O21:.P21]))" office:value-type="percentage" office:value="0.0172708639632658" calcext:value-type="percentage">
            <text:p>1,7271 %</text:p>
          </table:table-cell>
          <table:table-cell table:number-columns-repeated="2"/>
          <table:table-cell table:style-name="ce1"/>
          <table:table-cell table:style-name="ce1" table:formula="of:=(([.AB15]*([.C23]+[.D23]+[.E23]+[.F23]))-([.Z15]*[.F23])-([.Y15]*[.E23])-([.X15]*[.D23]))/[.C23]" office:value-type="percentage" office:value="0.0147711111111111" calcext:value-type="percentage">
            <text:p>1,4771 %</text:p>
          </table:table-cell>
          <table:table-cell table:style-name="ce1" table:formula="of:=(([.AC15]*([.D23]+[.E23]+[.F23]))-([.Z15]*[.F23])-([.Y15]*[.E23]))/[.D23]" office:value-type="percentage" office:value="0.0159271604938272" calcext:value-type="percentage">
            <text:p>1,5927 %</text:p>
          </table:table-cell>
          <table:table-cell table:style-name="ce1" table:formula="of:=(([.AD15]*([.E23]+[.F23]))-([.Z15]*[.F23]))/[.E23]" office:value-type="percentage" office:value="0.0174185185185185" calcext:value-type="percentage">
            <text:p>1,7419 %</text:p>
          </table:table-cell>
          <table:table-cell table:style-name="ce16" table:formula="of:=[.AE15]" office:value-type="percentage" office:value="0.0184" calcext:value-type="percentage">
            <text:p>1,8400 %</text:p>
          </table:table-cell>
          <table:table-cell table:style-name="ce17" office:value-type="string" calcext:value-type="string">
            <text:p>M2</text:p>
          </table:table-cell>
          <table:table-cell table:style-name="ce1" table:formula="of:=(SUMPRODUCT([.L6:.O6];[.J23:.M23])+SUMPRODUCT([.X14:.Z14];[.D22:.F22]))/(SUMPRODUCT([.D22:.F22])+SUMPRODUCT([.J23:.M23]))" office:value-type="percentage" office:value="0.0156964814814815" calcext:value-type="percentage">
            <text:p>1,5696 %</text:p>
          </table:table-cell>
          <table:table-cell table:style-name="ce1" table:formula="of:=(SUMPRODUCT([.M6:.O6];[.K23:.M23])+SUMPRODUCT([.Y14:.Z14];[.E22:.F22]))/(SUMPRODUCT([.E22:.F22])+SUMPRODUCT([.K23:.M23]))" office:value-type="percentage" office:value="0.0166218518518519" calcext:value-type="percentage">
            <text:p>1,6622 %</text:p>
          </table:table-cell>
          <table:table-cell table:style-name="ce1" table:formula="of:=(SUMPRODUCT([.N6:.O6];[.L23:.M23])+SUMPRODUCT([.Z14];[.F22]))/(SUMPRODUCT([.F22])+SUMPRODUCT([.L23:.M23]))" office:value-type="percentage" office:value="0.0176638888888889" calcext:value-type="percentage">
            <text:p>1,7664 %</text:p>
          </table:table-cell>
          <table:table-cell table:style-name="ce1" table:formula="of:=(SUMPRODUCT([.O6];[.M23])+SUMPRODUCT([.AA14];[.G22]))/(SUMPRODUCT([.G22])+SUMPRODUCT([.M23]))" office:value-type="percentage" office:value="0.0184" calcext:value-type="percentage">
            <text:p>1,8400 %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table:formula="of:=[.$B7]*[.E7]" office:value-type="float" office:value="1250" calcext:value-type="float">
            <text:p>1250</text:p>
          </table:table-cell>
          <table:table-cell table:formula="of:=[.$B7]*[.F7]" office:value-type="float" office:value="625" calcext:value-type="float">
            <text:p>625</text:p>
          </table:table-cell>
          <table:table-cell table:formula="of:=[.$B7]*[.G7]" office:value-type="float" office:value="250" calcext:value-type="float">
            <text:p>250</text:p>
          </table:table-cell>
          <table:table-cell table:formula="of:=[.$B7]*[.H7]" office:value-type="float" office:value="62.5" calcext:value-type="float">
            <text:p>62,5</text:p>
          </table:table-cell>
          <table:table-cell table:formula="of:=[.$B7]*[.I7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formula="of:=[.B16]-[.J15]-[.K14]-[.L13]" office:value-type="float" office:value="575" calcext:value-type="float">
            <text:p>575</text:p>
          </table:table-cell>
          <table:table-cell table:formula="of:=[.C16]-[.K15]-[.L14]-[.M13]" office:value-type="float" office:value="355" calcext:value-type="float">
            <text:p>355</text:p>
          </table:table-cell>
          <table:table-cell table:style-name="ce4" table:formula="of:=[.D16]-[.L15]-[.M14]" office:value-type="float" office:value="182.5" calcext:value-type="float">
            <text:p>182,5</text:p>
          </table:table-cell>
          <table:table-cell table:style-name="ce4" table:formula="of:=[.E16]-[.M15]" office:value-type="float" office:value="62.5" calcext:value-type="float">
            <text:p>62,5</text:p>
          </table:table-cell>
          <table:table-cell table:style-name="ce4" table:formula="of:=[.F16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style-name="ce1" table:formula="of:=(SUMPRODUCT([.L7:.O7];[.J24:.M24])+SUMPRODUCT([.M6:.O6];[.K23:.M23])+SUMPRODUCT([.N5:.O5];[.L22:.M22])+SUMPRODUCT([.M21];[.O4]))/(SUMPRODUCT([.K23:.M23])+SUMPRODUCT([.J24:.M24])+SUMPRODUCT([.L22:.M22])+SUMPRODUCT([.M21]))" office:value-type="percentage" office:value="0.0163834" calcext:value-type="percentage">
            <text:p>1,6383 %</text:p>
          </table:table-cell>
          <table:table-cell table:style-name="ce1" table:formula="of:=(SUMPRODUCT([.M7:.P7];[.K24:.N24])+SUMPRODUCT([.N6:.P6];[.L23:.N23])+SUMPRODUCT([.O5:.P5];[.M22:.N22])+SUMPRODUCT([.N21];[.P4]))/(SUMPRODUCT([.L23:.N23])+SUMPRODUCT([.K24:.N24])+SUMPRODUCT([.M22:.N22])+SUMPRODUCT([.N21]))" office:value-type="percentage" office:value="0.0172716" calcext:value-type="percentage">
            <text:p>1,7272 %</text:p>
          </table:table-cell>
          <table:table-cell table:style-name="ce1" table:formula="of:=(SUMPRODUCT([.N7:.Q7];[.L24:.O24])+SUMPRODUCT([.O6:.Q6];[.M23:.O23])+SUMPRODUCT([.P5:.Q5];[.N22:.O22])+SUMPRODUCT([.O21];[.Q4]))/(SUMPRODUCT([.M23:.O23])+SUMPRODUCT([.L24:.O24])+SUMPRODUCT([.N22:.O22])+SUMPRODUCT([.O21]))" office:value-type="percentage" office:value="0.018237" calcext:value-type="percentage">
            <text:p>1,8237 %</text:p>
          </table:table-cell>
          <table:table-cell table:style-name="ce1" table:formula="of:=(SUMPRODUCT([.O7:.R7];[.M24:.P24])+SUMPRODUCT([.P6:.R6];[.N23:.P23])+SUMPRODUCT([.Q5:.R5];[.O22:.P22])+SUMPRODUCT([.P21];[.R4]))/(SUMPRODUCT([.N23:.P23])+SUMPRODUCT([.M24:.P24])+SUMPRODUCT([.O22:.P22])+SUMPRODUCT([.P21]))" office:value-type="percentage" office:value="0.0172144630635915" calcext:value-type="percentage">
            <text:p>1,7214 %</text:p>
          </table:table-cell>
          <table:table-cell table:number-columns-repeated="2"/>
          <table:table-cell table:style-name="ce1"/>
          <table:table-cell table:style-name="ce1" table:formula="of:=(([.AB16]*([.C24]+[.D24]+[.E24]+[.F24]))-([.Z16]*[.F24])-([.Y16]*[.E24])-([.X16]*[.D24]))/[.C24]" office:value-type="percentage" office:value="0.0154952" calcext:value-type="percentage">
            <text:p>1,5495 %</text:p>
          </table:table-cell>
          <table:table-cell table:style-name="ce1" table:formula="of:=(([.AC16]*([.D24]+[.E24]+[.F24]))-([.Z16]*[.F24])-([.Y16]*[.E24]))/[.D24]" office:value-type="percentage" office:value="0.016628" calcext:value-type="percentage">
            <text:p>1,6628 %</text:p>
          </table:table-cell>
          <table:table-cell table:style-name="ce1" table:formula="of:=(([.AD16]*([.E24]+[.F24]))-([.Z16]*[.F24]))/[.E24]" office:value-type="percentage" office:value="0.018016" calcext:value-type="percentage">
            <text:p>1,8016 %</text:p>
          </table:table-cell>
          <table:table-cell table:style-name="ce16" table:formula="of:=[.AE16]" office:value-type="percentage" office:value="0.0189" calcext:value-type="percentage">
            <text:p>1,8900 %</text:p>
          </table:table-cell>
          <table:table-cell table:style-name="ce17" office:value-type="string" calcext:value-type="string">
            <text:p>M3</text:p>
          </table:table-cell>
          <table:table-cell table:style-name="ce1" table:formula="of:=(SUMPRODUCT([.L7:.O7];[.J24:.M24])+SUMPRODUCT([.X15:.Z15];[.D23:.F23]))/(SUMPRODUCT([.D23:.F23])+SUMPRODUCT([.J24:.M24]))" office:value-type="percentage" office:value="0.0163834" calcext:value-type="percentage">
            <text:p>1,6383 %</text:p>
          </table:table-cell>
          <table:table-cell table:style-name="ce1" table:formula="of:=(SUMPRODUCT([.M7:.O7];[.K24:.M24])+SUMPRODUCT([.Y15:.Z15];[.E23:.F23]))/(SUMPRODUCT([.E23:.F23])+SUMPRODUCT([.K24:.M24]))" office:value-type="percentage" office:value="0.0172716" calcext:value-type="percentage">
            <text:p>1,7272 %</text:p>
          </table:table-cell>
          <table:table-cell table:style-name="ce1" table:formula="of:=(SUMPRODUCT([.N7:.O7];[.L24:.M24])+SUMPRODUCT([.Z15];[.F23]))/(SUMPRODUCT([.F23])+SUMPRODUCT([.L24:.M24]))" office:value-type="percentage" office:value="0.018237" calcext:value-type="percentage">
            <text:p>1,8237 %</text:p>
          </table:table-cell>
          <table:table-cell table:style-name="ce1" table:formula="of:=(SUMPRODUCT([.O7];[.M24])+SUMPRODUCT([.AA15];[.G23]))/(SUMPRODUCT([.G23])+SUMPRODUCT([.M24]))" office:value-type="percentage" office:value="0.0189" calcext:value-type="percentage">
            <text:p>1,8900 %</text:p>
          </table:table-cell>
          <table:table-cell/>
        </table:table-row>
        <table:table-row table:style-name="ro2">
          <table:table-cell office:value-type="string" calcext:value-type="string">
            <text:p>M4</text:p>
          </table:table-cell>
          <table:table-cell table:formula="of:=[.$B8]*[.E8]" office:value-type="float" office:value="1380" calcext:value-type="float">
            <text:p>1380</text:p>
          </table:table-cell>
          <table:table-cell table:formula="of:=[.$B8]*[.F8]" office:value-type="float" office:value="690" calcext:value-type="float">
            <text:p>690</text:p>
          </table:table-cell>
          <table:table-cell table:formula="of:=[.$B8]*[.G8]" office:value-type="float" office:value="276" calcext:value-type="float">
            <text:p>276</text:p>
          </table:table-cell>
          <table:table-cell table:formula="of:=[.$B8]*[.H8]" office:value-type="float" office:value="69" calcext:value-type="float">
            <text:p>69</text:p>
          </table:table-cell>
          <table:table-cell table:formula="of:=[.$B8]*[.I8]" office:value-type="float" office:value="0" calcext:value-type="float">
            <text:p>0</text:p>
          </table:table-cell>
          <table:table-cell/>
          <table:table-cell office:value-type="string" calcext:value-type="string">
            <text:p>M4</text:p>
          </table:table-cell>
          <table:table-cell table:formula="of:=[.B17]-[.J16]-[.K15]-[.L14]-[.M13]" office:value-type="float" office:value="755" calcext:value-type="float">
            <text:p>755</text:p>
          </table:table-cell>
          <table:table-cell table:style-name="ce4" table:formula="of:=[.C17]-[.K16]-[.L15]-[.M14]-[.U13]" office:value-type="float" office:value="440" calcext:value-type="float">
            <text:p>440</text:p>
          </table:table-cell>
          <table:table-cell table:style-name="ce4" table:formula="of:=[.D17]-[.L16]-[.M15]" office:value-type="float" office:value="213.5" calcext:value-type="float">
            <text:p>213,5</text:p>
          </table:table-cell>
          <table:table-cell table:style-name="ce4" table:formula="of:=[.E17]-[.M16]" office:value-type="float" office:value="69" calcext:value-type="float">
            <text:p>69</text:p>
          </table:table-cell>
          <table:table-cell table:style-name="ce4" table:formula="of:=[.F17]" office:value-type="float" office:value="0" calcext:value-type="float">
            <text:p>0</text:p>
          </table:table-cell>
          <table:table-cell/>
          <table:table-cell office:value-type="string" calcext:value-type="string">
            <text:p>M4</text:p>
          </table:table-cell>
          <table:table-cell table:style-name="ce1" table:formula="of:=(SUMPRODUCT([.L8:.O8];[.J25:.M25])+SUMPRODUCT([.M7:.O7];[.K24:.M24])+SUMPRODUCT([.N6:.O6];[.L23:.M23])+SUMPRODUCT([.M22];[.O5]))/(SUMPRODUCT([.K24:.M24])+SUMPRODUCT([.J25:.M25])+SUMPRODUCT([.L23:.M23])+SUMPRODUCT([.M22]))" office:value-type="percentage" office:value="0.0167380072463768" calcext:value-type="percentage">
            <text:p>1,6738 %</text:p>
          </table:table-cell>
          <table:table-cell table:style-name="ce1" table:formula="of:=(SUMPRODUCT([.M8:.P8];[.K25:.N25])+SUMPRODUCT([.N7:.P7];[.L24:.N24])+SUMPRODUCT([.O6:.P6];[.M23:.N23])+SUMPRODUCT([.N22];[.P5]))/(SUMPRODUCT([.L24:.N24])+SUMPRODUCT([.K25:.N25])+SUMPRODUCT([.M23:.N23])+SUMPRODUCT([.N22]))" office:value-type="percentage" office:value="0.017591231884058" calcext:value-type="percentage">
            <text:p>1,7591 %</text:p>
          </table:table-cell>
          <table:table-cell table:style-name="ce1" table:formula="of:=(SUMPRODUCT([.N8:.Q8];[.L25:.O25])+SUMPRODUCT([.O7:.Q7];[.M24:.O24])+SUMPRODUCT([.P6:.Q6];[.N23:.O23])+SUMPRODUCT([.O22];[.Q5]))/(SUMPRODUCT([.M24:.O24])+SUMPRODUCT([.L25:.O25])+SUMPRODUCT([.N23:.O23])+SUMPRODUCT([.O22]))" office:value-type="percentage" office:value="0.0186085144927536" calcext:value-type="percentage">
            <text:p>1,8609 %</text:p>
          </table:table-cell>
          <table:table-cell table:style-name="ce1" table:formula="of:=(SUMPRODUCT([.O8:.R8];[.M25:.P25])+SUMPRODUCT([.P7:.R7];[.N24:.P24])+SUMPRODUCT([.Q6:.R6];[.O23:.P23])+SUMPRODUCT([.P22];[.R5]))/(SUMPRODUCT([.N24:.P24])+SUMPRODUCT([.M25:.P25])+SUMPRODUCT([.O23:.P23])+SUMPRODUCT([.P22]))" office:value-type="percentage" office:value="0.0174586868130061" calcext:value-type="percentage">
            <text:p>1,7459 %</text:p>
          </table:table-cell>
          <table:table-cell table:number-columns-repeated="2"/>
          <table:table-cell table:style-name="ce1"/>
          <table:table-cell table:style-name="ce1" table:formula="of:=(([.AB17]*([.C25]+[.D25]+[.E25]+[.F25]))-([.Z17]*[.F25])-([.Y17]*[.E25])-([.X17]*[.D25]))/[.C25]" office:value-type="percentage" office:value="0.0158847826086957" calcext:value-type="percentage">
            <text:p>1,5885 %</text:p>
          </table:table-cell>
          <table:table-cell table:style-name="ce1" table:formula="of:=(([.AC17]*([.D25]+[.E25]+[.F25]))-([.Z17]*[.F25])-([.Y17]*[.E25]))/[.D25]" office:value-type="percentage" office:value="0.0169130434782609" calcext:value-type="percentage">
            <text:p>1,6913 %</text:p>
          </table:table-cell>
          <table:table-cell table:style-name="ce1" table:formula="of:=(([.AD17]*([.E25]+[.F25]))-([.Z17]*[.F25]))/[.E25]" office:value-type="percentage" office:value="0.0184113526570048" calcext:value-type="percentage">
            <text:p>1,8411 %</text:p>
          </table:table-cell>
          <table:table-cell table:style-name="ce16" table:formula="of:=[.AE17]" office:value-type="percentage" office:value="0.0192" calcext:value-type="percentage">
            <text:p>1,9200 %</text:p>
          </table:table-cell>
          <table:table-cell table:style-name="ce17" office:value-type="string" calcext:value-type="string">
            <text:p>M4</text:p>
          </table:table-cell>
          <table:table-cell table:style-name="ce1" table:formula="of:=(SUMPRODUCT([.L8:.O8];[.J25:.M25])+SUMPRODUCT([.X16:.Z16];[.D24:.F24]))/(SUMPRODUCT([.D24:.F24])+SUMPRODUCT([.J25:.M25]))" office:value-type="percentage" office:value="0.0167380072463768" calcext:value-type="percentage">
            <text:p>1,6738 %</text:p>
          </table:table-cell>
          <table:table-cell table:style-name="ce1" table:formula="of:=(SUMPRODUCT([.M8:.O8];[.K25:.M25])+SUMPRODUCT([.Y16:.Z16];[.E24:.F24]))/(SUMPRODUCT([.E24:.F24])+SUMPRODUCT([.K25:.M25]))" office:value-type="percentage" office:value="0.017591231884058" calcext:value-type="percentage">
            <text:p>1,7591 %</text:p>
          </table:table-cell>
          <table:table-cell table:style-name="ce1" table:formula="of:=(SUMPRODUCT([.N8:.O8];[.L25:.M25])+SUMPRODUCT([.Z16];[.F24]))/(SUMPRODUCT([.F24])+SUMPRODUCT([.L25:.M25]))" office:value-type="percentage" office:value="0.0186085144927536" calcext:value-type="percentage">
            <text:p>1,8609 %</text:p>
          </table:table-cell>
          <table:table-cell table:style-name="ce1" table:formula="of:=(SUMPRODUCT([.O8];[.M25])+SUMPRODUCT([.AA16];[.G24]))/(SUMPRODUCT([.G24])+SUMPRODUCT([.M25]))" office:value-type="percentage" office:value="0.0192" calcext:value-type="percentage">
            <text:p>1,9200 %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install</text:p>
          </table:table-cell>
          <table:table-cell table:number-columns-repeated="6"/>
          <table:table-cell office:value-type="string" calcext:value-type="string">
            <text:p>stock var installment</text:p>
          </table:table-cell>
          <table:table-cell table:number-columns-repeated="6"/>
          <table:table-cell office:value-type="string" calcext:value-type="string">
            <text:p>ftp in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table:formula="of:=[.B13]-[.C13]" office:value-type="float" office:value="500" calcext:value-type="float">
            <text:p>500</text:p>
          </table:table-cell>
          <table:table-cell table:formula="of:=[.C13]-[.D13]" office:value-type="float" office:value="300" calcext:value-type="float">
            <text:p>300</text:p>
          </table:table-cell>
          <table:table-cell table:formula="of:=[.D13]-[.E13]" office:value-type="float" office:value="150" calcext:value-type="float">
            <text:p>150</text:p>
          </table:table-cell>
          <table:table-cell table:formula="of:=[.E13]-[.F13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/>
          <table:table-cell table:formula="of:=[.I13]-[.J13]" office:value-type="float" office:value="500" calcext:value-type="float">
            <text:p>500</text:p>
          </table:table-cell>
          <table:table-cell table:formula="of:=[.J13]-[.K13]" office:value-type="float" office:value="300" calcext:value-type="float">
            <text:p>300</text:p>
          </table:table-cell>
          <table:table-cell table:formula="of:=[.K13]-[.L13]" office:value-type="float" office:value="150" calcext:value-type="float">
            <text:p>150</text:p>
          </table:table-cell>
          <table:table-cell table:formula="of:=[.L13]-[.M13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 table:style-name="ce6" table:formula="of:=SUMPRODUCT([.L4:.O4];[.J21:.M21])/12" office:value-type="float" office:value="1.1625" calcext:value-type="float">
            <text:p>1,16</text:p>
          </table:table-cell>
          <table:table-cell table:style-name="ce6" table:formula="of:=SUMPRODUCT([.M4:.P4];[.K21:.N21])/12" office:value-type="float" office:value="0.620833333333333" calcext:value-type="float">
            <text:p>0,62</text:p>
          </table:table-cell>
          <table:table-cell table:style-name="ce6" table:formula="of:=SUMPRODUCT([.N4:.Q4];[.L21:.O21])/12" office:value-type="float" office:value="0.270833333333333" calcext:value-type="float">
            <text:p>0,27</text:p>
          </table:table-cell>
          <table:table-cell table:style-name="ce6" table:formula="of:=SUMPRODUCT([.O4:.R4];[.M21:.P21])/12" office:value-type="float" office:value="0.0708333333333334" calcext:value-type="float">
            <text:p>0,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table:formula="of:=[.B14]-[.C14]" office:value-type="float" office:value="600" calcext:value-type="float">
            <text:p>600</text:p>
          </table:table-cell>
          <table:table-cell table:formula="of:=[.C14]-[.D14]" office:value-type="float" office:value="360" calcext:value-type="float">
            <text:p>360</text:p>
          </table:table-cell>
          <table:table-cell table:formula="of:=[.D14]-[.E14]" office:value-type="float" office:value="180" calcext:value-type="float">
            <text:p>180</text:p>
          </table:table-cell>
          <table:table-cell table:formula="of:=[.E14]-[.F14]" office:value-type="float" office:value="60" calcext:value-type="float">
            <text:p>60</text:p>
          </table:table-cell>
          <table:table-cell/>
          <table:table-cell office:value-type="string" calcext:value-type="string">
            <text:p>M1</text:p>
          </table:table-cell>
          <table:table-cell/>
          <table:table-cell table:formula="of:=[.I14]-[.J14]" office:value-type="float" office:value="300" calcext:value-type="float">
            <text:p>300</text:p>
          </table:table-cell>
          <table:table-cell table:formula="of:=[.J14]-[.K14]" office:value-type="float" office:value="210" calcext:value-type="float">
            <text:p>210</text:p>
          </table:table-cell>
          <table:table-cell table:formula="of:=[.K14]-[.L14]" office:value-type="float" office:value="130" calcext:value-type="float">
            <text:p>130</text:p>
          </table:table-cell>
          <table:table-cell table:formula="of:=[.L14]-[.M14]" office:value-type="float" office:value="60" calcext:value-type="float">
            <text:p>60</text:p>
          </table:table-cell>
          <table:table-cell/>
          <table:table-cell office:value-type="string" calcext:value-type="string">
            <text:p>M1</text:p>
          </table:table-cell>
          <table:table-cell table:style-name="ce6" table:formula="of:=(SUMPRODUCT([.L5:.O5];[.J22:.M22])+SUMPRODUCT([.M4:.O4];[.K21:.M21]))/12" office:value-type="float" office:value="1.48466666666667" calcext:value-type="float">
            <text:p>1,48</text:p>
          </table:table-cell>
          <table:table-cell table:style-name="ce6" table:formula="of:=(SUMPRODUCT([.M5:.P5];[.K22:.N22])+SUMPRODUCT([.N4:.P4];[.L21:.N21]))/12" office:value-type="float" office:value="0.794666666666667" calcext:value-type="float">
            <text:p>0,79</text:p>
          </table:table-cell>
          <table:table-cell table:style-name="ce6" table:formula="of:=(SUMPRODUCT([.N5:.Q5];[.L22:.O22])+SUMPRODUCT([.O4:.Q4];[.M21:.O21]))/12" office:value-type="float" office:value="0.339166666666667" calcext:value-type="float">
            <text:p>0,34</text:p>
          </table:table-cell>
          <table:table-cell table:style-name="ce6" table:formula="of:=(SUMPRODUCT([.O5:.R5];[.M22:.P22])+SUMPRODUCT([.P4:.R4];[.N21:.P21]))/12" office:value-type="float" office:value="0.0885" calcext:value-type="float">
            <text:p>0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formula="of:=[.B15]-[.C15]" office:value-type="float" office:value="675" calcext:value-type="float">
            <text:p>675</text:p>
          </table:table-cell>
          <table:table-cell table:formula="of:=[.C15]-[.D15]" office:value-type="float" office:value="405" calcext:value-type="float">
            <text:p>405</text:p>
          </table:table-cell>
          <table:table-cell table:formula="of:=[.D15]-[.E15]" office:value-type="float" office:value="202.5" calcext:value-type="float">
            <text:p>202,5</text:p>
          </table:table-cell>
          <table:table-cell table:formula="of:=[.E15]-[.F15]" office:value-type="float" office:value="67.5" calcext:value-type="float">
            <text:p>67,5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formula="of:=[.I15]-[.J15]" office:value-type="float" office:value="315" calcext:value-type="float">
            <text:p>315</text:p>
          </table:table-cell>
          <table:table-cell table:formula="of:=[.J15]-[.K15]" office:value-type="float" office:value="225" calcext:value-type="float">
            <text:p>225</text:p>
          </table:table-cell>
          <table:table-cell table:formula="of:=[.K15]-[.L15]" office:value-type="float" office:value="142.5" calcext:value-type="float">
            <text:p>142,5</text:p>
          </table:table-cell>
          <table:table-cell table:formula="of:=[.L15]-[.M15]" office:value-type="float" office:value="67.5" calcext:value-type="float">
            <text:p>67,5</text:p>
          </table:table-cell>
          <table:table-cell/>
          <table:table-cell office:value-type="string" calcext:value-type="string">
            <text:p>M2</text:p>
          </table:table-cell>
          <table:table-cell table:style-name="ce6" table:formula="of:=(SUMPRODUCT([.L6:.O6];[.J23:.M23])+SUMPRODUCT([.M5:.O5];[.K22:.M22])+SUMPRODUCT([.N4:.O4];[.L21:.M21]))/12" office:value-type="float" office:value="1.76585416666667" calcext:value-type="float">
            <text:p>1,77</text:p>
          </table:table-cell>
          <table:table-cell table:style-name="ce6" table:formula="of:=(SUMPRODUCT([.M6:.P6];[.K23:.N23])+SUMPRODUCT([.N5:.P5];[.L22:.N22])+SUMPRODUCT([.O4:.P4];[.M21:.N21]))/12" office:value-type="float" office:value="0.934979166666667" calcext:value-type="float">
            <text:p>0,93</text:p>
          </table:table-cell>
          <table:table-cell table:style-name="ce6" table:formula="of:=(SUMPRODUCT([.N6:.Q6];[.L23:.O23])+SUMPRODUCT([.O5:.Q5];[.M22:.O22])+SUMPRODUCT([.P4:.Q4];[.N21:.O21]))/12" office:value-type="float" office:value="0.3974375" calcext:value-type="float">
            <text:p>0,40</text:p>
          </table:table-cell>
          <table:table-cell table:style-name="ce6" table:formula="of:=(SUMPRODUCT([.O6:.R6];[.M23:.P23])+SUMPRODUCT([.P5:.R5];[.N22:.P22])+SUMPRODUCT([.Q4:.R4];[.O21:.P21]))/12" office:value-type="float" office:value="0.1035" calcext:value-type="float">
            <text:p>0,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table:formula="of:=[.B16]-[.C16]" office:value-type="float" office:value="625" calcext:value-type="float">
            <text:p>625</text:p>
          </table:table-cell>
          <table:table-cell table:formula="of:=[.C16]-[.D16]" office:value-type="float" office:value="375" calcext:value-type="float">
            <text:p>375</text:p>
          </table:table-cell>
          <table:table-cell table:formula="of:=[.D16]-[.E16]" office:value-type="float" office:value="187.5" calcext:value-type="float">
            <text:p>187,5</text:p>
          </table:table-cell>
          <table:table-cell table:formula="of:=[.E16]-[.F16]" office:value-type="float" office:value="62.5" calcext:value-type="float">
            <text:p>62,5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formula="of:=[.I16]-[.J16]" office:value-type="float" office:value="220" calcext:value-type="float">
            <text:p>220</text:p>
          </table:table-cell>
          <table:table-cell table:formula="of:=[.J16]-[.K16]" office:value-type="float" office:value="172.5" calcext:value-type="float">
            <text:p>172,5</text:p>
          </table:table-cell>
          <table:table-cell table:formula="of:=[.K16]-[.L16]" office:value-type="float" office:value="120" calcext:value-type="float">
            <text:p>120</text:p>
          </table:table-cell>
          <table:table-cell table:formula="of:=[.L16]-[.M16]" office:value-type="float" office:value="62.5" calcext:value-type="float">
            <text:p>62,5</text:p>
          </table:table-cell>
          <table:table-cell/>
          <table:table-cell office:value-type="string" calcext:value-type="string">
            <text:p>M3</text:p>
          </table:table-cell>
          <table:table-cell table:style-name="ce6" table:formula="of:=(SUMPRODUCT([.L7:.O7];[.J24:.M24])+SUMPRODUCT([.M6:.O6];[.K23:.M23])+SUMPRODUCT([.N5:.O5];[.L22:.M22])+SUMPRODUCT([.M21];[.O4]))/12" office:value-type="float" office:value="1.70660416666667" calcext:value-type="float">
            <text:p>1,71</text:p>
          </table:table-cell>
          <table:table-cell table:style-name="ce6" table:formula="of:=(SUMPRODUCT([.M7:.P7];[.K24:.N24])+SUMPRODUCT([.N6:.P6];[.L23:.N23])+SUMPRODUCT([.O5:.P5];[.M22:.N22])+SUMPRODUCT([.N21];[.P4]))/12" office:value-type="float" office:value="0.8995625" calcext:value-type="float">
            <text:p>0,90</text:p>
          </table:table-cell>
          <table:table-cell table:style-name="ce6" table:formula="of:=(SUMPRODUCT([.N7:.Q7];[.L24:.O24])+SUMPRODUCT([.O6:.Q6];[.M23:.O23])+SUMPRODUCT([.P5:.Q5];[.N22:.O22])+SUMPRODUCT([.O21];[.Q4]))/12" office:value-type="float" office:value="0.3799375" calcext:value-type="float">
            <text:p>0,38</text:p>
          </table:table-cell>
          <table:table-cell table:style-name="ce6" table:formula="of:=(SUMPRODUCT([.O7:.R7];[.M24:.P24])+SUMPRODUCT([.P6:.R6];[.N23:.P23])+SUMPRODUCT([.Q5:.R5];[.O22:.P22])+SUMPRODUCT([.P21];[.R4]))/12" office:value-type="float" office:value="0.0984375" calcext:value-type="float">
            <text:p>0,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table:formula="of:=[.B17]-[.C17]" office:value-type="float" office:value="690" calcext:value-type="float">
            <text:p>690</text:p>
          </table:table-cell>
          <table:table-cell table:formula="of:=[.C17]-[.D17]" office:value-type="float" office:value="414" calcext:value-type="float">
            <text:p>414</text:p>
          </table:table-cell>
          <table:table-cell table:formula="of:=[.D17]-[.E17]" office:value-type="float" office:value="207" calcext:value-type="float">
            <text:p>207</text:p>
          </table:table-cell>
          <table:table-cell table:formula="of:=[.E17]-[.F17]" office:value-type="float" office:value="69" calcext:value-type="float">
            <text:p>69</text:p>
          </table:table-cell>
          <table:table-cell/>
          <table:table-cell office:value-type="string" calcext:value-type="string">
            <text:p>M4</text:p>
          </table:table-cell>
          <table:table-cell/>
          <table:table-cell table:formula="of:=[.I17]-[.J17]" office:value-type="float" office:value="315" calcext:value-type="float">
            <text:p>315</text:p>
          </table:table-cell>
          <table:table-cell table:formula="of:=[.J17]-[.K17]" office:value-type="float" office:value="226.5" calcext:value-type="float">
            <text:p>226,5</text:p>
          </table:table-cell>
          <table:table-cell table:formula="of:=[.K17]-[.L17]" office:value-type="float" office:value="144.5" calcext:value-type="float">
            <text:p>144,5</text:p>
          </table:table-cell>
          <table:table-cell table:formula="of:=[.L17]-[.M17]" office:value-type="float" office:value="69" calcext:value-type="float">
            <text:p>69</text:p>
          </table:table-cell>
          <table:table-cell/>
          <table:table-cell office:value-type="string" calcext:value-type="string">
            <text:p>M4</text:p>
          </table:table-cell>
          <table:table-cell table:style-name="ce6" table:formula="of:=(SUMPRODUCT([.L8:.O8];[.J25:.M25])+SUMPRODUCT([.M7:.O7];[.K24:.M24])+SUMPRODUCT([.N6:.O6];[.L23:.M23])+SUMPRODUCT([.M22];[.O5]))/12" office:value-type="float" office:value="1.92487083333333" calcext:value-type="float">
            <text:p>1,92</text:p>
          </table:table-cell>
          <table:table-cell table:style-name="ce6" table:formula="of:=(SUMPRODUCT([.M8:.P8];[.K25:.N25])+SUMPRODUCT([.N7:.P7];[.L24:.N24])+SUMPRODUCT([.O6:.P6];[.M23:.N23])+SUMPRODUCT([.N22];[.P5]))/12" office:value-type="float" office:value="1.01149583333333" calcext:value-type="float">
            <text:p>1,01</text:p>
          </table:table-cell>
          <table:table-cell table:style-name="ce6" table:formula="of:=(SUMPRODUCT([.N8:.Q8];[.L25:.O25])+SUMPRODUCT([.O7:.Q7];[.M24:.O24])+SUMPRODUCT([.P6:.Q6];[.N23:.O23])+SUMPRODUCT([.O22];[.Q5]))/12" office:value-type="float" office:value="0.427995833333333" calcext:value-type="float">
            <text:p>0,43</text:p>
          </table:table-cell>
          <table:table-cell table:style-name="ce6" table:formula="of:=(SUMPRODUCT([.O8:.R8];[.M25:.P25])+SUMPRODUCT([.P7:.R7];[.N24:.P24])+SUMPRODUCT([.Q6:.R6];[.O23:.P23])+SUMPRODUCT([.P22];[.R5]))/12" office:value-type="float" office:value="0.1104" calcext:value-type="float">
            <text:p>0,11</text:p>
          </table:table-cell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2</text:p>
          </table:table-cell>
          <table:table-cell table:formula="of:=[.B15]" office:value-type="float" office:value="1350" calcext:value-type="float">
            <text:p>1350</text:p>
          </table:table-cell>
          <table:table-cell table:formula="of:=[.C15]" office:value-type="float" office:value="675" calcext:value-type="float">
            <text:p>675</text:p>
          </table:table-cell>
          <table:table-cell table:formula="of:=[.D15]" office:value-type="float" office:value="270" calcext:value-type="float">
            <text:p>270</text:p>
          </table:table-cell>
          <table:table-cell table:formula="of:=[.E15]" office:value-type="float" office:value="67.5" calcext:value-type="float">
            <text:p>67,5</text:p>
          </table:table-cell>
          <table:table-cell table:formula="of:=[.F15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style-name="ce12" table:formula="of:=(([.C34]*([.C30]+[.D30]+[.E30]+[.F30]))-([.M28]*[.F30])-([.L28]*[.E30])-([.K28]*[.D30]))/[.C30]" office:value-type="percentage" office:value="0.0147711111111111" calcext:value-type="percentage">
            <text:p>1,4771 %</text:p>
          </table:table-cell>
          <table:table-cell table:style-name="ce12" table:formula="of:=(([.D34]*([.D30]+[.E30]+[.F30]))-([.M28]*[.F30])-([.L28]*[.E30]))/[.D30]" office:value-type="percentage" office:value="0.0159271604938272" calcext:value-type="percentage">
            <text:p>1,5927 %</text:p>
          </table:table-cell>
          <table:table-cell table:style-name="ce12" table:formula="of:=(([.E34]*([.E30]+[.F30]))-([.M28]*[.F30]))/[.E30]" office:value-type="percentage" office:value="0.0174185185185185" calcext:value-type="percentage">
            <text:p>1,7419 %</text:p>
          </table:table-cell>
          <table:table-cell table:style-name="ce12" table:formula="of:=(([.F34]*([.F30])))/[.F30]" office:value-type="percentage" office:value="0.0184" calcext:value-type="percentage">
            <text:p>1,8400 %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3"/>
          <table:table-cell table:style-name="ce4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formula="of:=[.B28]-[.C28]" office:value-type="float" office:value="675" calcext:value-type="float">
            <text:p>675</text:p>
          </table:table-cell>
          <table:table-cell table:formula="of:=[.C28]-[.D28]" office:value-type="float" office:value="405" calcext:value-type="float">
            <text:p>405</text:p>
          </table:table-cell>
          <table:table-cell table:formula="of:=[.D28]-[.E28]" office:value-type="float" office:value="202.5" calcext:value-type="float">
            <text:p>202,5</text:p>
          </table:table-cell>
          <table:table-cell table:formula="of:=[.E28]-[.F28]" office:value-type="float" office:value="67.5" calcext:value-type="float">
            <text:p>67,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repris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2</text:p>
          </table:table-cell>
          <table:table-cell table:formula="of:=[.B28]/[.$B$28]" office:value-type="float" office:value="1" calcext:value-type="float">
            <text:p>1</text:p>
          </table:table-cell>
          <table:table-cell table:formula="of:=[.C28]/[.$B$28]" office:value-type="float" office:value="0.5" calcext:value-type="float">
            <text:p>0,5</text:p>
          </table:table-cell>
          <table:table-cell table:formula="of:=[.D28]/[.$B$28]" office:value-type="float" office:value="0.2" calcext:value-type="float">
            <text:p>0,2</text:p>
          </table:table-cell>
          <table:table-cell table:formula="of:=[.E28]/[.$B$28]" office:value-type="float" office:value="0.05" calcext:value-type="float">
            <text:p>0,05</text:p>
          </table:table-cell>
          <table:table-cell table:formula="of:=[.F28]/[.$B$28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style-name="ce3" office:value-type="float" office:value="0.0147" calcext:value-type="float">
            <text:p>0,01470</text:p>
          </table:table-cell>
          <table:table-cell table:style-name="ce3" office:value-type="float" office:value="0.0157" calcext:value-type="float">
            <text:p>0,01570</text:p>
          </table:table-cell>
          <table:table-cell table:style-name="ce3" office:value-type="float" office:value="0.0178" calcext:value-type="float">
            <text:p>0,01780</text:p>
          </table:table-cell>
          <table:table-cell table:style-name="ce3" office:value-type="float" office:value="0.0189" calcext:value-type="float">
            <text:p>0,0189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style-name="ce1" office:value-type="percentage" office:value="0.0156964814814815" calcext:value-type="percentage">
            <text:p>1,5696 %</text:p>
          </table:table-cell>
          <table:table-cell table:style-name="ce1" office:value-type="percentage" office:value="0.0166218518518519" calcext:value-type="percentage">
            <text:p>1,6622 %</text:p>
          </table:table-cell>
          <table:table-cell table:style-name="ce1" office:value-type="percentage" office:value="0.0176638888888889" calcext:value-type="percentage">
            <text:p>1,7664 %</text:p>
          </table:table-cell>
          <table:table-cell table:style-name="ce1" office:value-type="percentage" office:value="0.0184" calcext:value-type="percentage">
            <text:p>1,8400 %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number:percentage-style style:name="N108">
      <number:number number:decimal-places="3" number:min-decimal-places="3" number:min-integer-digits="1"/>
      <number:text> %</number:text>
    </number:percentage-style>
    <number:percentage-style style:name="N109">
      <number:number number:decimal-places="4" number:min-decimal-places="4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1:59:57.057896588</meta:creation-date>
    <meta:generator>LibreOffice/7.4.7.2$Linux_X86_64 LibreOffice_project/40$Build-2</meta:generator>
    <dc:date>2025-04-10T13:29:18.572159438</dc:date>
    <meta:editing-duration>P3DT13H50M7S</meta:editing-duration>
    <meta:editing-cycles>36</meta:editing-cycles>
    <meta:document-statistic meta:table-count="1" meta:cell-count="394" meta:object-count="0"/>
  </office:meta>
</office:document-meta>
</file>